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51411" officeooo:paragraph-rsid="00251411" style:font-weight-asian="normal" style:font-weight-complex="normal"/>
    </style:style>
    <style:style style:name="P2" style:family="paragraph" style:parent-style-name="Standard">
      <style:paragraph-properties fo:text-align="justify" style:justify-single-word="false"/>
      <style:text-properties fo:font-weight="normal" officeooo:rsid="00274bc0" officeooo:paragraph-rsid="00293ab3" style:font-weight-asian="normal" style:font-weight-complex="normal"/>
    </style:style>
    <style:style style:name="P3" style:family="paragraph" style:parent-style-name="Standard">
      <style:paragraph-properties fo:text-align="justify" style:justify-single-word="false"/>
      <style:text-properties fo:font-weight="normal" officeooo:rsid="00274bc0" officeooo:paragraph-rsid="0031d990" style:font-weight-asian="normal" style:font-weight-complex="normal"/>
    </style:style>
    <style:style style:name="P4" style:family="paragraph" style:parent-style-name="Standard">
      <style:paragraph-properties fo:text-align="justify" style:justify-single-word="false"/>
      <style:text-properties fo:font-weight="normal" officeooo:paragraph-rsid="00381cd3"/>
    </style:style>
    <style:style style:name="P5" style:family="paragraph" style:parent-style-name="Standard">
      <style:paragraph-properties fo:text-align="center" style:justify-single-word="false"/>
      <style:text-properties fo:font-weight="bold" officeooo:rsid="0020907c" officeooo:paragraph-rsid="0020907c" style:font-weight-asian="bold" style:font-weight-complex="bold"/>
    </style:style>
    <style:style style:name="P6" style:family="paragraph" style:parent-style-name="Standard">
      <style:paragraph-properties fo:text-align="start" style:justify-single-word="false"/>
      <style:text-properties fo:font-weight="bold" officeooo:rsid="0020907c" officeooo:paragraph-rsid="0020907c" style:font-weight-asian="bold" style:font-weight-complex="bold"/>
    </style:style>
    <style:style style:name="P7" style:family="paragraph" style:parent-style-name="Standard">
      <style:paragraph-properties fo:text-align="start" style:justify-single-word="false"/>
      <style:text-properties fo:font-weight="bold" officeooo:rsid="00251411" officeooo:paragraph-rsid="00251411" style:font-weight-asian="bold" style:font-weight-complex="bold"/>
    </style:style>
    <style:style style:name="P8" style:family="paragraph" style:parent-style-name="Standard">
      <style:paragraph-properties fo:text-align="justify" style:justify-single-word="false"/>
      <style:text-properties officeooo:paragraph-rsid="00381cd3"/>
    </style:style>
    <style:style style:name="P9" style:family="paragraph" style:parent-style-name="Standard">
      <style:paragraph-properties fo:text-align="justify" style:justify-single-word="false"/>
      <style:text-properties officeooo:paragraph-rsid="003cf5dc"/>
    </style:style>
    <style:style style:name="P10" style:family="paragraph" style:parent-style-name="Header">
      <style:paragraph-properties fo:text-align="end" style:justify-single-word="false"/>
      <style:text-properties officeooo:rsid="0020907c" officeooo:paragraph-rsid="0020907c"/>
    </style:style>
    <style:style style:name="T1" style:family="text">
      <style:text-properties officeooo:rsid="0022294d"/>
    </style:style>
    <style:style style:name="T2" style:family="text">
      <style:text-properties officeooo:rsid="00251411"/>
    </style:style>
    <style:style style:name="T3" style:family="text">
      <style:text-properties officeooo:rsid="00269cea"/>
    </style:style>
    <style:style style:name="T4" style:family="text">
      <style:text-properties fo:font-weight="normal" officeooo:rsid="00342395" style:font-weight-asian="normal" style:font-weight-complex="normal"/>
    </style:style>
    <style:style style:name="T5" style:family="text">
      <style:text-properties officeooo:rsid="00293ab3"/>
    </style:style>
    <style:style style:name="T6" style:family="text">
      <style:text-properties officeooo:rsid="0029a6f1"/>
    </style:style>
    <style:style style:name="T7" style:family="text">
      <style:text-properties officeooo:rsid="002c94e1"/>
    </style:style>
    <style:style style:name="T8" style:family="text">
      <style:text-properties officeooo:rsid="002de6b6"/>
    </style:style>
    <style:style style:name="T9" style:family="text">
      <style:text-properties officeooo:rsid="003011c1"/>
    </style:style>
    <style:style style:name="T10" style:family="text">
      <style:text-properties officeooo:rsid="0031d990"/>
    </style:style>
    <style:style style:name="T11" style:family="text">
      <style:text-properties officeooo:rsid="00332c94"/>
    </style:style>
    <style:style style:name="T12" style:family="text">
      <style:text-properties fo:font-variant="normal" fo:text-transform="none" fo:color="#000000" style:font-name="Liberation Serif" fo:font-size="12pt" fo:letter-spacing="normal" fo:font-style="normal" fo:font-weight="normal" officeooo:rsid="00342395"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3ba149"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officeooo:rsid="003cf5dc" style:font-size-asian="12pt" style:font-weight-asian="normal" style:font-size-complex="12pt" style:font-weight-complex="normal"/>
    </style:style>
    <style:style style:name="T15" style:family="text">
      <style:text-properties officeooo:rsid="00342395" style:font-weight-asian="normal" style:font-weight-complex="normal"/>
    </style:style>
    <style:style style:name="T16" style:family="text">
      <style:text-properties officeooo:rsid="003622ec" style:font-weight-asian="normal" style:font-weight-complex="normal"/>
    </style:style>
    <style:style style:name="T17" style:family="text">
      <style:text-properties officeooo:rsid="00376041" style:font-weight-asian="normal" style:font-weight-complex="normal"/>
    </style:style>
    <style:style style:name="T18" style:family="text">
      <style:text-properties officeooo:rsid="00381cd3" style:font-weight-asian="normal" style:font-weight-complex="normal"/>
    </style:style>
    <style:style style:name="T19" style:family="text">
      <style:text-properties officeooo:rsid="0039d672" style:font-weight-asian="normal" style:font-weight-complex="normal"/>
    </style:style>
    <style:style style:name="T20" style:family="text">
      <style:text-properties officeooo:rsid="00381cd3"/>
    </style:style>
    <style:style style:name="T21" style:family="text">
      <style:text-properties style:font-name="Liberation Serif" fo:font-size="12pt" fo:font-weight="normal" officeooo:rsid="00342395" style:font-size-asian="12pt" style:font-weight-asian="normal" style:font-size-complex="12pt" style:font-weight-complex="normal"/>
    </style:style>
    <style:style style:name="T22" style:family="text">
      <style:text-properties style:font-name="Liberation Serif" fo:font-size="12pt" officeooo:rsid="00342395" style:font-size-asian="12pt" style:font-weight-asian="normal" style:font-size-complex="12pt" style:font-weight-complex="normal"/>
    </style:style>
    <style:style style:name="T23" style:family="text">
      <style:text-properties style:font-name="Liberation Serif" fo:font-size="12pt" officeooo:rsid="003cf5dc"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Paper Review 1 - Exokernel: An Operating System Architecture for</text:p>
      <text:p text:style-name="P5">Application-Level Resource Management </text:p>
      <text:p text:style-name="P6"/>
      <text:p text:style-name="P6"/>
      <text:p text:style-name="P2"><text:tab/>This paper describes <text:span text:style-name="T1">an operating system architecture </text:span>called <text:s/><text:span text:style-name="T2">Exokernel, which provides control over machine resources to an un-trusted library operating system by defining a low-level </text:span>interface in order to achieve application level <text:span text:style-name="T5">resource management</text:span>. Library<text:span text:style-name="T2"> operating systems use this interface to implement system objects and policies. In contrast,t</text:span>raditional <text:span text:style-name="T1">operating systems are</text:span> implemented with a <text:span text:style-name="T5">fixed general purpose interface/abstraction to provide all features needed by all applications. This f</text:span>ixed high-level abstractions hurt application performance <text:span text:style-name="T5">and flexibility</text:span> because there is no single way to abstract physical resources or to implement an abstraction that is best for all applications. <text:span text:style-name="T2">Exokernel</text:span> <text:span text:style-name="T1">operating system architecture </text:span>approach tries to <text:span text:style-name="T6">address this </text:span>limitation of traditional <text:span text:style-name="T1">operating systems by providing application level resource management. </text:span></text:p>
      <text:p text:style-name="P2"/>
      <text:p text:style-name="P3"><text:span text:style-name="T7">The authors of the paper argue that since the a</text:span>pplication<text:span text:style-name="T7">s</text:span> know<text:span text:style-name="T7">s</text:span> better than operating system,what the goal of their resource management decisions should be and therefore, they should be given as much control as possible over those <text:span text:style-name="T7">decisions. Thus they propose that the </text:span><text:s/>traditional abstractions be implemented entirely at application <text:span text:style-name="T8">level. To</text:span> provide the maximum opportunity for application-level resource management, the exokernel architecture consists of a thin exokernel veneer that multiplexes and exports physical resources securely through a set of low-level <text:span text:style-name="T11">primitives. Library</text:span> operating systems, which use the low-level exokernel interface, implement higher-level abstractions and can define special-purpose implementations that best meet the performance and functionality goals of <text:span text:style-name="T10">applications. This</text:span> structure allows the extension, specialization and even replacement of abstractions. <text:span text:style-name="T9"><text:s/>Library</text:span> operating systems can provide as much portability and compatibility as is desirable. <text:span text:style-name="T11">Since the library operating systems are trusted,E</text:span>xokernel separates protection from management through a low-level <text:span text:style-name="T10">interface. In</text:span> separating protection from management, an exokernel performs three important tasks: (1) tracking ownership of resources,(2) ensuring protection by guarding all resource usage or binding points, and (3) revoking access to resources. To achieve these tasks, an exokernel employs three techniques. First, using secure bindings, library operating systems can securely bind to machine resources. Second, visible revocation allows library operating systems to participate in a resource revocation protocol. Third, an abort protocol is used by an exokernel to break secure bindings <text:span text:style-name="T10">of uncooperative</text:span> library operating systems by <text:span text:style-name="T20">force. Additionally by employing </text:span>dynamic code generation <text:span text:style-name="T20">performance of <text:s/>E</text:span>xokernel <text:span text:style-name="T20">improves.</text:span></text:p>
      <text:p text:style-name="P3"/>
      <text:p text:style-name="P4"><text:span text:style-name="T15">The authors of the paper have implemented two software systems that follow the exokernel architecture: Aegis, an exokernel, and ExOS, a library operating system. The authors compare operation and performance of Aegis with Ultrix’s basic </text:span><text:span text:style-name="T16">primitives. Aegis</text:span><text:span text:style-name="T15"> represents the CPU as a linear vector, where each element corresponds to a time slice. Scheduling is done “round robin” by cycling through the vector of time slices. Aegis </text:span><text:span text:style-name="T17">uses </text:span><text:span text:style-name="T15">user-specified interrupt handling </text:span><text:span text:style-name="T18">and exception handling code</text:span><text:span text:style-name="T15">. </text:span><text:span text:style-name="T18">Comparatively the performance of </text:span><text:span text:style-name="T15">Aegis </text:span><text:span text:style-name="T18">is faster than </text:span><text:span text:style-name="T15">Ultrix. </text:span><text:span text:style-name="T19">The </text:span><text:span text:style-name="T15">ExOS manages fundamental</text:span></text:p>
      <text:p text:style-name="P8"><text:span text:style-name="T4">operating system abstractions (e.g., virtual memory and process) at application level, completely within the address space of the application that is using it. ExOS operates efficiently in spite of executing at application level in part because the cost of crossing between kernel and user space is extremely low</text:span><text:span text:style-name="T21">. </text:span><text:span text:style-name="T12">ExOS is extensible </text:span><text:span text:style-name="T13">and results show that </text:span><text:span text:style-name="T12">extensions can have dramatic performance </text:span><text:span text:style-name="T13">benefits. Different</text:span><text:span text:style-name="T12"> versions of ExOS can co-exist on the same machine and are fully protected by Aegis.</text:span></text:p>
      <text:p text:style-name="P8"><text:span text:style-name="T12"/></text:p>
      <text:p text:style-name="P8"><text:span text:style-name="T12"/></text:p>
      <text:p text:style-name="P8"><text:soft-page-break/><text:span text:style-name="T12"/></text:p>
      <text:p text:style-name="P9"><text:span text:style-name="T12">The exokernel approach </text:span><text:span text:style-name="T14">improves performance but also increases the complexity of the application/library OS,since library-OS needs to implement various system functionality. Thus it is a trade-off. The paper describes a prototype system for their performance evaluation,but further study must be undertaken on various platforms/systems to further validate the claims presented.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907c" officeooo:paragraph-rsid="0020907c"/>
    </style:style>
    <style:page-layout style:name="Mpm1">
      <style:page-layout-properties fo:page-width="8.5in" fo:page-height="11in" style:num-format="1" style:print-orientation="portrait" fo:margin-top="0.2917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252in" fo:margin-bottom="0.1965in"/>
      </style:header-style>
      <style:footer-style/>
    </style:page-layout>
  </office:automatic-styles>
  <office:master-styles>
    <style:master-page style:name="Standard" style:page-layout-name="Mpm1">
      <style:header>
        <text:p text:style-name="MP1">Shashi Shivaraju</text:p>
        <text:p text:style-name="MP1">XID:C88650674</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1:59:29.701389914</meta:creation-date>
    <meta:generator>LibreOffice/6.0.7.3$Linux_X86_64 LibreOffice_project/00m0$Build-3</meta:generator>
    <dc:date>2019-04-02T02:17:01.552755511</dc:date>
    <meta:editing-duration>PT1H45M25S</meta:editing-duration>
    <meta:editing-cycles>24</meta:editing-cycles>
    <meta:document-statistic meta:table-count="0" meta:image-count="0" meta:object-count="0" meta:page-count="2" meta:paragraph-count="9" meta:word-count="592" meta:character-count="4305" meta:non-whitespace-character-count="3712"/>
  </office:meta>
</office:document-meta>
</file>